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ValidatorHelper.getConfigurationByName( Configuration [ ] conf , String name , Logger log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ormValidatorHelper.isNull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ValidatorHelper.isError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ValidatorHelper.getParamResult(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mValidatorHelper.isNoMatch( Map objectMode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ValidatorHelper.isNoMatch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ValidatorHelper.FormValidatorHelper( String descriptor , boolean reloadable , Logger logger , SourceResolver resolver , String constraint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mValidatorHelper.isNull( Map objectMode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ValidatorHelper.isNotPresent( Map objectMode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ValidatorHelper.setParameter( String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ValidatorHelper.setConstraintSet( String constraint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ValidatorHelper.getResults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ValidatorHelper.FormValidatorHelper( String descriptor , boolean reloadable , Logger logger , Sour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mValidatorHelper.isTooSmall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ValidatorHelper.getParamResult( Map objectModel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mValidatorHelper.getConfiguration( String descriptor , SourceResolver resolver , boolean reloadable , Logger logg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FormValidatorHelper.isTooSmall( Map objectModel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mValidatorHelper.getAttribute( Map objectMode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ValidatorHelper.isTooLarge( Map objectMode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ValidatorHelper.isNotPresent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ValidatorHelper.isOK( Map objectMode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ValidatorHelper.isTooLarge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ValidatorHelper.getParameterAttribute( String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mValidatorHelper.isError( Map objectMode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ValidatorHelper.getParameterAttribute( String parameter , String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mValidatorHelper.getParameterAttributes( String descriptor , SourceResolver resolver , boolean reloadable , String constraintset , String parameter , String attribute , Logger log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ormValidatorHelper.isOK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ValidatorHelper.cacheConfiguration( String descriptor , ConfigurationHelper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